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0.5715cm" style:use-optimal-column-width="true"/>
    </style:style>
    <style:style style:name="co3" style:family="table-column">
      <style:table-column-properties fo:break-before="auto" style:column-width="10.2446666666667cm" style:use-optimal-column-width="true"/>
    </style:style>
    <style:style style:name="co4" style:family="table-column">
      <style:table-column-properties fo:break-before="auto" style:column-width="3.32316666666667cm" style:use-optimal-column-width="true"/>
    </style:style>
    <style:style style:name="co5" style:family="table-column">
      <style:table-column-properties fo:break-before="auto" style:column-width="5.6515cm" style:use-optimal-column-width="true"/>
    </style:style>
    <style:style style:name="co6" style:family="table-column">
      <style:table-column-properties fo:break-before="auto" style:column-width="2.01083333333333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1.73566666666667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3.81cm" style:use-optimal-column-width="true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elicul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4" table:default-cell-style-name="ce3"/>
        <table:table-column table:style-name="co11" table:number-columns-repeated="16128" table:default-cell-style-name="ce1"/>
        <table:table-row table:style-name="ro1">
          <table:table-cell office:value-type="string" table:style-name="ce2">
            <text:p>idp</text:p>
          </table:table-cell>
          <table:table-cell office:value-type="string" table:style-name="ce2">
            <text:p>sp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director/a</text:p>
          </table:table-cell>
          <table:table-cell office:value-type="string" table:style-name="ce2">
            <text:p>escritor/a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fechaorig</text:p>
          </table:table-cell>
          <table:table-cell office:value-type="string" table:style-name="ce2">
            <text:p>fecha</text:p>
          </table:table-cell>
          <table:table-cell office:value-type="string" table:style-name="ce2">
            <text:p>isla1</text:p>
          </table:table-cell>
          <table:table-cell office:value-type="string" table:style-name="ce2">
            <text:p>isla2</text:p>
          </table:table-cell>
          <table:table-cell office:value-type="string" table:style-name="ce2">
            <text:p>isla3</text:p>
          </table:table-cell>
          <table:table-cell office:value-type="string" table:style-name="ce2">
            <text:p>personajes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Michiru Shimada</text:p>
          </table:table-cell>
          <table:table-cell office:value-type="float" office:value="50" table:style-name="ce1">
            <text:p>50</text:p>
          </table:table-cell>
          <table:table-cell office:value-type="date" office:date-value="2000-03-04T00:00:00" table:style-name="ce4">
            <text:p>04/03/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bio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Michiru Shimada</text:p>
          </table:table-cell>
          <table:table-cell office:value-type="float" office:value="50" table:style-name="ce1">
            <text:p>50</text:p>
          </table:table-cell>
          <table:table-cell office:value-type="date" office:date-value="2000-03-04T00:00:00" table:style-name="ce4">
            <text:p>04/03/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nzo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Michiru Shimada</text:p>
          </table:table-cell>
          <table:table-cell office:value-type="float" office:value="50" table:style-name="ce1">
            <text:p>50</text:p>
          </table:table-cell>
          <table:table-cell office:value-type="date" office:date-value="2000-03-04T00:00:00" table:style-name="ce4">
            <text:p>04/03/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onan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Michiru Shimada</text:p>
          </table:table-cell>
          <table:table-cell office:value-type="float" office:value="50" table:style-name="ce1">
            <text:p>50</text:p>
          </table:table-cell>
          <table:table-cell office:value-type="date" office:date-value="2000-03-04T00:00:00" table:style-name="ce4">
            <text:p>04/03/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doraggo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Michiru Shimada</text:p>
          </table:table-cell>
          <table:table-cell office:value-type="float" office:value="50" table:style-name="ce1">
            <text:p>50</text:p>
          </table:table-cell>
          <table:table-cell office:value-type="date" office:date-value="2000-03-04T00:00:00" table:style-name="ce4">
            <text:p>04/03/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nny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Michiru Shimada</text:p>
          </table:table-cell>
          <table:table-cell office:value-type="float" office:value="50" table:style-name="ce1">
            <text:p>50</text:p>
          </table:table-cell>
          <table:table-cell office:value-type="date" office:date-value="2000-03-04T00:00:00" table:style-name="ce4">
            <text:p>04/03/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nny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Michiru Shimada</text:p>
          </table:table-cell>
          <table:table-cell office:value-type="float" office:value="50" table:style-name="ce1">
            <text:p>50</text:p>
          </table:table-cell>
          <table:table-cell office:value-type="date" office:date-value="2000-03-04T00:00:00" table:style-name="ce4">
            <text:p>04/03/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ny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Michiru Shimada</text:p>
          </table:table-cell>
          <table:table-cell office:value-type="float" office:value="50" table:style-name="ce1">
            <text:p>50</text:p>
          </table:table-cell>
          <table:table-cell office:value-type="date" office:date-value="2000-03-04T00:00:00" table:style-name="ce4">
            <text:p>04/03/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ass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rodo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kisu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dre de Akisu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re de Akisu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nny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nny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ny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 King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 Joker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ney Queen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unk One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60" table:style-name="ce1">
            <text:p>60</text:p>
          </table:table-cell>
          <table:table-cell office:value-type="date" office:date-value="2001-03-03T00:00:00" table:style-name="ce4">
            <text:p>03/03/2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o Jack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ne Piece El Reino De Chopper En La Isla De Los Animales Raros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56" table:style-name="ce1">
            <text:p>56</text:p>
          </table:table-cell>
          <table:table-cell office:value-type="date" office:date-value="2002-03-02T00:00:00" table:style-name="ce4">
            <text:p>02/03/2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Co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bambi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Reino De Chopper En La Isla De Los Animales Raros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56" table:style-name="ce1">
            <text:p>56</text:p>
          </table:table-cell>
          <table:table-cell office:value-type="date" office:date-value="2002-03-02T00:00:00" table:style-name="ce4">
            <text:p>02/03/2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Co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asuke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Reino De Chopper En La Isla De Los Animales Raros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56" table:style-name="ce1">
            <text:p>56</text:p>
          </table:table-cell>
          <table:table-cell office:value-type="date" office:date-value="2002-03-02T00:00:00" table:style-name="ce4">
            <text:p>02/03/2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Co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ro Calvo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Reino De Chopper En La Isla De Los Animales Raros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56" table:style-name="ce1">
            <text:p>56</text:p>
          </table:table-cell>
          <table:table-cell office:value-type="date" office:date-value="2002-03-02T00:00:00" table:style-name="ce4">
            <text:p>02/03/2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Co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tler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Reino De Chopper En La Isla De Los Animales Raros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56" table:style-name="ce1">
            <text:p>56</text:p>
          </table:table-cell>
          <table:table-cell office:value-type="date" office:date-value="2002-03-02T00:00:00" table:style-name="ce4">
            <text:p>02/03/2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Co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tdog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Reino De Chopper En La Isla De Los Animales Raros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shi Hashimoto</text:p>
          </table:table-cell>
          <table:table-cell office:value-type="float" office:value="56" table:style-name="ce1">
            <text:p>56</text:p>
          </table:table-cell>
          <table:table-cell office:value-type="date" office:date-value="2002-03-02T00:00:00" table:style-name="ce4">
            <text:p>02/03/2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Co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aby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aguma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parde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lly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uraiya Bascud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era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ke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okie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go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bby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galo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nks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edless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3-03-01T00:00:00" table:style-name="ce4">
            <text:p>01/03/2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man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ne Piece La Maldicion De La Espada Sagrada</text:p>
          </table:table-cell>
          <table:table-cell office:value-type="string" table:style-name="ce1">
            <text:p>Kazuhisa Takenouch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4-03-06T00:00:00" table:style-name="ce4">
            <text:p>06/03/2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As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ya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Maldicion De La Espada Sagrada</text:p>
          </table:table-cell>
          <table:table-cell office:value-type="string" table:style-name="ce1">
            <text:p>Kazuhisa Takenouch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4-03-06T00:00:00" table:style-name="ce4">
            <text:p>06/03/2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As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ga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Maldicion De La Espada Sagrada</text:p>
          </table:table-cell>
          <table:table-cell office:value-type="string" table:style-name="ce1">
            <text:p>Kazuhisa Takenouch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4-03-06T00:00:00" table:style-name="ce4">
            <text:p>06/03/2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As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zaya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Maldicion De La Espada Sagrada</text:p>
          </table:table-cell>
          <table:table-cell office:value-type="string" table:style-name="ce1">
            <text:p>Kazuhisa Takenouch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4-03-06T00:00:00" table:style-name="ce4">
            <text:p>06/03/2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As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ma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Maldicion De La Espada Sagrada</text:p>
          </table:table-cell>
          <table:table-cell office:value-type="string" table:style-name="ce1">
            <text:p>Kazuhisa Takenouch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4-03-06T00:00:00" table:style-name="ce4">
            <text:p>06/03/2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As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smarck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Maldicion De La Espada Sagrada</text:p>
          </table:table-cell>
          <table:table-cell office:value-type="string" table:style-name="ce1">
            <text:p>Kazuhisa Takenouch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4-03-06T00:00:00" table:style-name="ce4">
            <text:p>06/03/2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As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ke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Maldicion De La Espada Sagrada</text:p>
          </table:table-cell>
          <table:table-cell office:value-type="string" table:style-name="ce1">
            <text:p>Kazuhisa Takenouch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4-03-06T00:00:00" table:style-name="ce4">
            <text:p>06/03/2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As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o Kong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a Maldicion De La Espada Sagrada</text:p>
          </table:table-cell>
          <table:table-cell office:value-type="string" table:style-name="ce1">
            <text:p>Kazuhisa Takenouch</text:p>
          </table:table-cell>
          <table:table-cell office:value-type="string" table:style-name="ce1">
            <text:p>Yoshiyuki Suga</text:p>
          </table:table-cell>
          <table:table-cell office:value-type="float" office:value="95" table:style-name="ce1">
            <text:p>95</text:p>
          </table:table-cell>
          <table:table-cell office:value-type="date" office:date-value="2004-03-06T00:00:00" table:style-name="ce4">
            <text:p>06/03/2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Asu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cos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matsuri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chigoro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rojii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roshot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rodeek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roko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pa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isy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J Gappa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sa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ck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vel Lily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ief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Baron Omatsuri y La Isla De Los Secretos</text:p>
          </table:table-cell>
          <table:table-cell office:value-type="string" table:style-name="ce1">
            <text:p>Mamoru Hosoda</text:p>
          </table:table-cell>
          <table:table-cell office:value-type="string" table:style-name="ce1">
            <text:p>Masahiro Ito</text:p>
          </table:table-cell>
          <table:table-cell office:value-type="float" office:value="91" table:style-name="ce1">
            <text:p>91</text:p>
          </table:table-cell>
          <table:table-cell office:value-type="date" office:date-value="2005-03-05T00:00:00" table:style-name="ce4">
            <text:p>05/03/2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Omats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tetsu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ne Piece El Gran Soldado Mecanico Del Castillo Karakuri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Atsutoshi Umezawa</text:p>
          </table:table-cell>
          <table:table-cell office:value-type="float" office:value="94" table:style-name="ce1">
            <text:p>94</text:p>
          </table:table-cell>
          <table:table-cell office:value-type="date" office:date-value="2006-03-04T00:00:00" table:style-name="ce4">
            <text:p>04/03/2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Me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tchet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Gran Soldado Mecanico Del Castillo Karakuri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Atsutoshi Umezawa</text:p>
          </table:table-cell>
          <table:table-cell office:value-type="float" office:value="94" table:style-name="ce1">
            <text:p>94</text:p>
          </table:table-cell>
          <table:table-cell office:value-type="date" office:date-value="2006-03-04T00:00:00" table:style-name="ce4">
            <text:p>04/03/2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Me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Gran Soldado Mecanico Del Castillo Karakuri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Atsutoshi Umezawa</text:p>
          </table:table-cell>
          <table:table-cell office:value-type="float" office:value="94" table:style-name="ce1">
            <text:p>94</text:p>
          </table:table-cell>
          <table:table-cell office:value-type="date" office:date-value="2006-03-04T00:00:00" table:style-name="ce4">
            <text:p>04/03/2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Me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nki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Gran Soldado Mecanico Del Castillo Karakuri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Atsutoshi Umezawa</text:p>
          </table:table-cell>
          <table:table-cell office:value-type="float" office:value="94" table:style-name="ce1">
            <text:p>94</text:p>
          </table:table-cell>
          <table:table-cell office:value-type="date" office:date-value="2006-03-04T00:00:00" table:style-name="ce4">
            <text:p>04/03/2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Me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ba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Gran Soldado Mecanico Del Castillo Karakuri</text:p>
          </table:table-cell>
          <table:table-cell office:value-type="string" table:style-name="ce1">
            <text:p>Konosuke Uda</text:p>
          </table:table-cell>
          <table:table-cell office:value-type="string" table:style-name="ce1">
            <text:p>Atsutoshi Umezawa</text:p>
          </table:table-cell>
          <table:table-cell office:value-type="float" office:value="94" table:style-name="ce1">
            <text:p>94</text:p>
          </table:table-cell>
          <table:table-cell office:value-type="date" office:date-value="2006-03-04T00:00:00" table:style-name="ce4">
            <text:p>04/03/2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Me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nzo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fertari Vivi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oo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stañas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ocodile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co Robin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z Bonez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la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ntham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be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ophy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r. 7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s Father´s Day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ssoo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fertari Cobra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l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ka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rracota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za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o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Los Piratas y La Princesa Del Desierto</text:p>
          </table:table-cell>
          <table:table-cell office:value-type="string" table:style-name="ce1">
            <text:p>Takahiro Imamura</text:p>
          </table:table-cell>
          <table:table-cell office:value-type="string" table:style-name="ce1">
            <text:p>Hirohiko Uesaka</text:p>
          </table:table-cell>
          <table:table-cell office:value-type="float" office:value="90" table:style-name="ce1">
            <text:p>90</text:p>
          </table:table-cell>
          <table:table-cell office:value-type="date" office:date-value="2007-03-03T00:00:00" table:style-name="ce4">
            <text:p>03/03/2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ba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guar D. Saul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hiko Uesaka</text:p>
          </table:table-cell>
          <table:table-cell office:value-type="float" office:value="113" table:style-name="ce1">
            <text:p>113</text:p>
          </table:table-cell>
          <table:table-cell office:value-type="date" office:date-value="2008-03-01T00:00:00" table:style-name="ce4">
            <text:p>01/03/2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D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pol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hiko Uesaka</text:p>
          </table:table-cell>
          <table:table-cell office:value-type="float" office:value="113" table:style-name="ce1">
            <text:p>113</text:p>
          </table:table-cell>
          <table:table-cell office:value-type="date" office:date-value="2008-03-01T00:00:00" table:style-name="ce4">
            <text:p>01/03/2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D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ss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hiko Uesaka</text:p>
          </table:table-cell>
          <table:table-cell office:value-type="float" office:value="113" table:style-name="ce1">
            <text:p>113</text:p>
          </table:table-cell>
          <table:table-cell office:value-type="date" office:date-value="2008-03-01T00:00:00" table:style-name="ce4">
            <text:p>01/03/2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D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romarimo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hiko Uesaka</text:p>
          </table:table-cell>
          <table:table-cell office:value-type="float" office:value="113" table:style-name="ce1">
            <text:p>113</text:p>
          </table:table-cell>
          <table:table-cell office:value-type="date" office:date-value="2008-03-01T00:00:00" table:style-name="ce4">
            <text:p>01/03/2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D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ton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hiko Uesaka</text:p>
          </table:table-cell>
          <table:table-cell office:value-type="float" office:value="113" table:style-name="ce1">
            <text:p>113</text:p>
          </table:table-cell>
          <table:table-cell office:value-type="date" office:date-value="2008-03-01T00:00:00" table:style-name="ce4">
            <text:p>01/03/2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D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reha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hiko Uesaka</text:p>
          </table:table-cell>
          <table:table-cell office:value-type="float" office:value="113" table:style-name="ce1">
            <text:p>113</text:p>
          </table:table-cell>
          <table:table-cell office:value-type="date" office:date-value="2008-03-01T00:00:00" table:style-name="ce4">
            <text:p>01/03/2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D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riluk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Atsuji Shimizu</text:p>
          </table:table-cell>
          <table:table-cell office:value-type="string" table:style-name="ce1">
            <text:p>Hirohiko Uesaka</text:p>
          </table:table-cell>
          <table:table-cell office:value-type="float" office:value="113" table:style-name="ce1">
            <text:p>113</text:p>
          </table:table-cell>
          <table:table-cell office:value-type="date" office:date-value="2008-03-01T00:00:00" table:style-name="ce4">
            <text:p>01/03/2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de D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sshuru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key D. Garp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goku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ki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digo</text:p>
          </table:table-cell>
          <table:table-cell table:number-columns-repeated="1637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arlet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ly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tajima</text:p>
          </table:table-cell>
          <table:table-cell table:number-columns-repeated="1637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iao</text:p>
          </table:table-cell>
          <table:table-cell table:number-columns-repeated="1637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re de Xiao</text:p>
          </table:table-cell>
          <table:table-cell table:number-columns-repeated="1637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uela de Xiao</text:p>
          </table:table-cell>
          <table:table-cell table:number-columns-repeated="1637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am</text:p>
          </table:table-cell>
          <table:table-cell table:number-columns-repeated="1637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r</text:p>
          </table:table-cell>
          <table:table-cell table:number-columns-repeated="1637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</text:p>
          </table:table-cell>
          <table:table-cell table:number-columns-repeated="1637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Strong World</text:p>
          </table:table-cell>
          <table:table-cell office:value-type="string" table:style-name="ce1">
            <text:p>Munehisa Sakai</text:p>
          </table:table-cell>
          <table:table-cell office:value-type="string" table:style-name="ce1">
            <text:p>Eiichiro Oda</text:p>
          </table:table-cell>
          <table:table-cell office:value-type="float" office:value="115" table:style-name="ce1">
            <text:p>115</text:p>
          </table:table-cell>
          <table:table-cell office:value-type="date" office:date-value="2009-12-12T00:00:00" table:style-name="ce4">
            <text:p>12/12/2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ve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jiko</text:p>
          </table:table-cell>
          <table:table-cell table:number-columns-repeated="1637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ne Piece 3D ¡A La Caza Del Sombrero De Paja!</text:p>
          </table:table-cell>
          <table:table-cell office:value-type="string" table:style-name="ce1">
            <text:p>Hiroyuki Sato</text:p>
          </table:table-cell>
          <table:table-cell office:value-type="string" table:style-name="ce1">
            <text:p>Yasuyuki Tsutsumi</text:p>
          </table:table-cell>
          <table:table-cell office:value-type="float" office:value="30" table:style-name="ce1">
            <text:p>30</text:p>
          </table:table-cell>
          <table:table-cell office:value-type="date" office:date-value="2011-03-19T00:00:00" table:style-name="ce4">
            <text:p>19/03/2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hneider</text:p>
          </table:table-cell>
          <table:table-cell table:number-columns-repeated="1637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3D ¡A La Caza Del Sombrero De Paja!</text:p>
          </table:table-cell>
          <table:table-cell office:value-type="string" table:style-name="ce1">
            <text:p>Hiroyuki Sato</text:p>
          </table:table-cell>
          <table:table-cell office:value-type="string" table:style-name="ce1">
            <text:p>Yasuyuki Tsutsumi</text:p>
          </table:table-cell>
          <table:table-cell office:value-type="float" office:value="30" table:style-name="ce1">
            <text:p>30</text:p>
          </table:table-cell>
          <table:table-cell office:value-type="date" office:date-value="2011-03-19T00:00:00" table:style-name="ce4">
            <text:p>19/03/2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zz</text:p>
          </table:table-cell>
          <table:table-cell table:number-columns-repeated="1637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3D ¡A La Caza Del Sombrero De Paja!</text:p>
          </table:table-cell>
          <table:table-cell office:value-type="string" table:style-name="ce1">
            <text:p>Hiroyuki Sato</text:p>
          </table:table-cell>
          <table:table-cell office:value-type="string" table:style-name="ce1">
            <text:p>Yasuyuki Tsutsumi</text:p>
          </table:table-cell>
          <table:table-cell office:value-type="float" office:value="30" table:style-name="ce1">
            <text:p>30</text:p>
          </table:table-cell>
          <table:table-cell office:value-type="date" office:date-value="2011-03-19T00:00:00" table:style-name="ce4">
            <text:p>19/03/2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nks</text:p>
          </table:table-cell>
          <table:table-cell table:number-columns-repeated="1637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Zephyr</text:p>
          </table:table-cell>
          <table:table-cell table:number-columns-repeated="1637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Ain</text:p>
          </table:table-cell>
          <table:table-cell table:number-columns-repeated="1637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Binz</text:p>
          </table:table-cell>
          <table:table-cell table:number-columns-repeated="1637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Kuzan</text:p>
          </table:table-cell>
          <table:table-cell table:number-columns-repeated="1637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Borsalino</text:p>
          </table:table-cell>
          <table:table-cell table:number-columns-repeated="1637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Sakazuki</text:p>
          </table:table-cell>
          <table:table-cell table:number-columns-repeated="1637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Monkey D. Garp</text:p>
          </table:table-cell>
          <table:table-cell table:number-columns-repeated="1637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Sengoku</text:p>
          </table:table-cell>
          <table:table-cell table:number-columns-repeated="1637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Koby</text:p>
          </table:table-cell>
          <table:table-cell table:number-columns-repeated="1637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Helmeppo</text:p>
          </table:table-cell>
          <table:table-cell table:number-columns-repeated="1637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Mobston</text:p>
          </table:table-cell>
          <table:table-cell table:number-columns-repeated="1637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Gari</text:p>
          </table:table-cell>
          <table:table-cell table:number-columns-repeated="1637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Nieta de Mobston</text:p>
          </table:table-cell>
          <table:table-cell table:number-columns-repeated="1637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Tsuru</text:p>
          </table:table-cell>
          <table:table-cell table:number-columns-repeated="1637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Kibin</text:p>
          </table:table-cell>
          <table:table-cell table:number-columns-repeated="1637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Marin</text:p>
          </table:table-cell>
          <table:table-cell table:number-columns-repeated="1637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Tatsuya Nagamine</text:p>
          </table:table-cell>
          <table:table-cell office:value-type="string" table:style-name="ce1">
            <text:p>Osamu Suzuki</text:p>
          </table:table-cell>
          <table:table-cell office:value-type="float" office:value="107" table:style-name="ce1">
            <text:p>107</text:p>
          </table:table-cell>
          <table:table-cell office:value-type="date" office:date-value="2012-12-15T00:00:00" table:style-name="ce4">
            <text:p>15/12/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 Firs</text:p>
          </table:table-cell>
          <table:table-cell office:value-type="string" table:style-name="ce1">
            <text:p>Isla Secon</text:p>
          </table:table-cell>
          <table:table-cell office:value-type="string" table:style-name="ce1">
            <text:p>Isla Piriodo</text:p>
          </table:table-cell>
          <table:table-cell office:value-type="string" table:style-name="ce1">
            <text:p>Purin</text:p>
          </table:table-cell>
          <table:table-cell table:number-columns-repeated="1637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ld Tesoro</text:p>
          </table:table-cell>
          <table:table-cell table:number-columns-repeated="1637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ccarat</text:p>
          </table:table-cell>
          <table:table-cell table:number-columns-repeated="1637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ce</text:p>
          </table:table-cell>
          <table:table-cell table:number-columns-repeated="1637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kazuki</text:p>
          </table:table-cell>
          <table:table-cell table:number-columns-repeated="1637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rcie</text:p>
          </table:table-cell>
          <table:table-cell table:number-columns-repeated="1637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aka</text:p>
          </table:table-cell>
          <table:table-cell table:number-columns-repeated="1637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ina</text:p>
          </table:table-cell>
          <table:table-cell table:number-columns-repeated="1637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se Max</text:p>
          </table:table-cell>
          <table:table-cell table:number-columns-repeated="1637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b Lucci</text:p>
          </table:table-cell>
          <table:table-cell table:number-columns-repeated="1637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andam</text:p>
          </table:table-cell>
          <table:table-cell table:number-columns-repeated="1637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mmy Myers</text:p>
          </table:table-cell>
          <table:table-cell table:number-columns-repeated="1637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o</text:p>
          </table:table-cell>
          <table:table-cell table:number-columns-repeated="1637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ala</text:p>
          </table:table-cell>
          <table:table-cell table:number-columns-repeated="1637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nt Beef Jr.</text:p>
          </table:table-cell>
          <table:table-cell table:number-columns-repeated="1637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k</text:p>
          </table:table-cell>
          <table:table-cell table:number-columns-repeated="1637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es Count</text:p>
          </table:table-cell>
          <table:table-cell table:number-columns-repeated="1637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raight</text:p>
          </table:table-cell>
          <table:table-cell table:number-columns-repeated="1637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ng Long</text:p>
          </table:table-cell>
          <table:table-cell table:number-columns-repeated="1637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long</text:p>
          </table:table-cell>
          <table:table-cell table:number-columns-repeated="1637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rkin</text:p>
          </table:table-cell>
          <table:table-cell table:number-columns-repeated="1637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ypers</text:p>
          </table:table-cell>
          <table:table-cell table:number-columns-repeated="1637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pre</text:p>
          </table:table-cell>
          <table:table-cell table:number-columns-repeated="1637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t</text:p>
          </table:table-cell>
          <table:table-cell table:number-columns-repeated="1637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ruko</text:p>
          </table:table-cell>
          <table:table-cell table:number-columns-repeated="1637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ba</text:p>
          </table:table-cell>
          <table:table-cell table:number-columns-repeated="1637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ella</text:p>
          </table:table-cell>
          <table:table-cell table:number-columns-repeated="1637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rve</text:p>
          </table:table-cell>
          <table:table-cell table:number-columns-repeated="1637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uble Down</text:p>
          </table:table-cell>
          <table:table-cell table:number-columns-repeated="1637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itejack</text:p>
          </table:table-cell>
          <table:table-cell table:number-columns-repeated="1637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mael</text:p>
          </table:table-cell>
          <table:table-cell table:number-columns-repeated="1637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kka</text:p>
          </table:table-cell>
          <table:table-cell table:number-columns-repeated="1637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mpo</text:p>
          </table:table-cell>
          <table:table-cell table:number-columns-repeated="1637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Hiroaki Miyamoto</text:p>
          </table:table-cell>
          <table:table-cell office:value-type="string" table:style-name="ce1">
            <text:p>Tsutomu Kuroiwa</text:p>
          </table:table-cell>
          <table:table-cell office:value-type="float" office:value="119" table:style-name="ce1">
            <text:p>119</text:p>
          </table:table-cell>
          <table:table-cell office:value-type="date" office:date-value="2016-07-23T00:00:00" table:style-name="ce4">
            <text:p>23/07/2016</text:p>
          </table:table-cell>
          <table:table-cell office:value-type="date" office:date-value="2016-11-04T00:00:00" table:style-name="ce4">
            <text:p>04/11/2016</text:p>
          </table:table-cell>
          <table:table-cell office:value-type="string" table:style-name="ce1">
            <text:p>Gran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 Treasure</text:p>
          </table:table-cell>
          <table:table-cell table:number-columns-repeated="1637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uglas Bullet</text:p>
          </table:table-cell>
          <table:table-cell table:number-columns-repeated="1637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ena Festa</text:p>
          </table:table-cell>
          <table:table-cell table:number-columns-repeated="1637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ald Moderato</text:p>
          </table:table-cell>
          <table:table-cell table:number-columns-repeated="1637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falgar D. Water Law</text:p>
          </table:table-cell>
          <table:table-cell table:number-columns-repeated="1637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ustass Kid</text:p>
          </table:table-cell>
          <table:table-cell table:number-columns-repeated="1637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ller</text:p>
          </table:table-cell>
          <table:table-cell table:number-columns-repeated="1637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welry Bonney</text:p>
          </table:table-cell>
          <table:table-cell table:number-columns-repeated="1637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pone Bege</text:p>
          </table:table-cell>
          <table:table-cell table:number-columns-repeated="1637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il Hawkins</text:p>
          </table:table-cell>
          <table:table-cell table:number-columns-repeated="1637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ratchmen Apoo</text:p>
          </table:table-cell>
          <table:table-cell table:number-columns-repeated="1637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ouge</text:p>
          </table:table-cell>
          <table:table-cell table:number-columns-repeated="1637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 Drake</text:p>
          </table:table-cell>
          <table:table-cell table:number-columns-repeated="1637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ggy</text:p>
          </table:table-cell>
          <table:table-cell table:number-columns-repeated="1637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a Hancock</text:p>
          </table:table-cell>
          <table:table-cell table:number-columns-repeated="1637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cule Mihawk</text:p>
          </table:table-cell>
          <table:table-cell table:number-columns-repeated="1637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ldino</text:p>
          </table:table-cell>
          <table:table-cell table:number-columns-repeated="1637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vida</text:p>
          </table:table-cell>
          <table:table-cell table:number-columns-repeated="1637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hji</text:p>
          </table:table-cell>
          <table:table-cell table:number-columns-repeated="1637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baji</text:p>
          </table:table-cell>
          <table:table-cell table:number-columns-repeated="1637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chie</text:p>
          </table:table-cell>
          <table:table-cell table:number-columns-repeated="1637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oker</text:p>
          </table:table-cell>
          <table:table-cell table:number-columns-repeated="1637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shigi</text:p>
          </table:table-cell>
          <table:table-cell table:number-columns-repeated="1637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sho</text:p>
          </table:table-cell>
          <table:table-cell table:number-columns-repeated="1637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rsalino</text:p>
          </table:table-cell>
          <table:table-cell table:number-columns-repeated="1637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kazuki</text:p>
          </table:table-cell>
          <table:table-cell table:number-columns-repeated="1637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na</text:p>
          </table:table-cell>
          <table:table-cell table:number-columns-repeated="1637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by</text:p>
          </table:table-cell>
          <table:table-cell table:number-columns-repeated="1637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lmeppo</text:p>
          </table:table-cell>
          <table:table-cell table:number-columns-repeated="1637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tomaru</text:p>
          </table:table-cell>
          <table:table-cell table:number-columns-repeated="1637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key D. Garp</text:p>
          </table:table-cell>
          <table:table-cell table:number-columns-repeated="1637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goku</text:p>
          </table:table-cell>
          <table:table-cell table:number-columns-repeated="1637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o</text:p>
          </table:table-cell>
          <table:table-cell table:number-columns-repeated="1637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ala</text:p>
          </table:table-cell>
          <table:table-cell table:number-columns-repeated="1637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b Lucci</text:p>
          </table:table-cell>
          <table:table-cell table:number-columns-repeated="1637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shall D. Teach</text:p>
          </table:table-cell>
          <table:table-cell table:number-columns-repeated="1637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n</text:p>
          </table:table-cell>
          <table:table-cell table:number-columns-repeated="1637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ocodile</text:p>
          </table:table-cell>
          <table:table-cell table:number-columns-repeated="1637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xy</text:p>
          </table:table-cell>
          <table:table-cell table:number-columns-repeated="1637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pol</text:p>
          </table:table-cell>
          <table:table-cell table:number-columns-repeated="1637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tolomeo</text:p>
          </table:table-cell>
          <table:table-cell table:number-columns-repeated="1637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vendish</text:p>
          </table:table-cell>
          <table:table-cell table:number-columns-repeated="1637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ona</text:p>
          </table:table-cell>
          <table:table-cell table:number-columns-repeated="1637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 D. Roger</text:p>
          </table:table-cell>
          <table:table-cell table:number-columns-repeated="1637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ers Rayleigh</text:p>
          </table:table-cell>
          <table:table-cell table:number-columns-repeated="1637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rgans</text:p>
          </table:table-cell>
          <table:table-cell table:number-columns-repeated="1637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annew</text:p>
          </table:table-cell>
          <table:table-cell table:number-columns-repeated="1637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tille</text:p>
          </table:table-cell>
          <table:table-cell table:number-columns-repeated="1637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ynard</text:p>
          </table:table-cell>
          <table:table-cell table:number-columns-repeated="1637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berman</text:p>
          </table:table-cell>
          <table:table-cell table:number-columns-repeated="1637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monga</text:p>
          </table:table-cell>
          <table:table-cell table:number-columns-repeated="1637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</text:p>
          </table:table-cell>
          <table:table-cell table:number-columns-repeated="1637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</text:p>
          </table:table-cell>
          <table:table-cell table:number-columns-repeated="1637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tgas D. Ace</text:p>
          </table:table-cell>
          <table:table-cell table:number-columns-repeated="1637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 Feld</text:p>
          </table:table-cell>
          <table:table-cell table:number-columns-repeated="1637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ug Peclo</text:p>
          </table:table-cell>
          <table:table-cell table:number-columns-repeated="1637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berson</text:p>
          </table:table-cell>
          <table:table-cell table:number-columns-repeated="1637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mit</text:p>
          </table:table-cell>
          <table:table-cell table:number-columns-repeated="1637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che</text:p>
          </table:table-cell>
          <table:table-cell table:number-columns-repeated="1637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Otsuka Takashi</text:p>
          </table:table-cell>
          <table:table-cell office:value-type="string" table:style-name="ce1">
            <text:p>Tomioka Atsuhiro y Otsuka Takashi</text:p>
          </table:table-cell>
          <table:table-cell office:value-type="float" office:value="101" table:style-name="ce1">
            <text:p>101</text:p>
          </table:table-cell>
          <table:table-cell office:value-type="date" office:date-value="2019-08-09T00:00:00" table:style-name="ce4">
            <text:p>09/08/2019</text:p>
          </table:table-cell>
          <table:table-cell office:value-type="date" office:date-value="2019-11-15T00:00:00" table:style-name="ce4">
            <text:p>15/11/2019</text:p>
          </table:table-cell>
          <table:table-cell office:value-type="string" table:style-name="ce1">
            <text:p>Isla D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mburg</text:p>
          </table:table-cell>
          <table:table-cell table:number-columns-repeated="1637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nks</text:p>
          </table:table-cell>
          <table:table-cell table:number-columns-repeated="1637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a</text:p>
          </table:table-cell>
          <table:table-cell table:number-columns-repeated="1637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don</text:p>
          </table:table-cell>
          <table:table-cell table:number-columns-repeated="1637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falgar D. Water Law</text:p>
          </table:table-cell>
          <table:table-cell table:number-columns-repeated="1637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po</text:p>
          </table:table-cell>
          <table:table-cell table:number-columns-repeated="1637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tolomeo</text:p>
          </table:table-cell>
          <table:table-cell table:number-columns-repeated="1637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by</text:p>
          </table:table-cell>
          <table:table-cell table:number-columns-repeated="1637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lmeppo</text:p>
          </table:table-cell>
          <table:table-cell table:number-columns-repeated="1637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kazuki</text:p>
          </table:table-cell>
          <table:table-cell table:number-columns-repeated="1637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ny-kun</text:p>
          </table:table-cell>
          <table:table-cell table:number-columns-repeated="1637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monga</text:p>
          </table:table-cell>
          <table:table-cell table:number-columns-repeated="1637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sho</text:p>
          </table:table-cell>
          <table:table-cell table:number-columns-repeated="1637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rsalino</text:p>
          </table:table-cell>
          <table:table-cell table:number-columns-repeated="1637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ueno</text:p>
          </table:table-cell>
          <table:table-cell table:number-columns-repeated="1637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lifa</text:p>
          </table:table-cell>
          <table:table-cell table:number-columns-repeated="1637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s Cinco Ancianos</text:p>
          </table:table-cell>
          <table:table-cell table:number-columns-repeated="1637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nn Beckman</text:p>
          </table:table-cell>
          <table:table-cell table:number-columns-repeated="1637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ky Roux</text:p>
          </table:table-cell>
          <table:table-cell table:number-columns-repeated="1637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sopp</text:p>
          </table:table-cell>
          <table:table-cell table:number-columns-repeated="1637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kstar</text:p>
          </table:table-cell>
          <table:table-cell table:number-columns-repeated="1637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mejuice</text:p>
          </table:table-cell>
          <table:table-cell table:number-columns-repeated="1637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nk Punch</text:p>
          </table:table-cell>
          <table:table-cell table:number-columns-repeated="1637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ster</text:p>
          </table:table-cell>
          <table:table-cell table:number-columns-repeated="1637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ilding Snake</text:p>
          </table:table-cell>
          <table:table-cell table:number-columns-repeated="1637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ngo</text:p>
          </table:table-cell>
          <table:table-cell table:number-columns-repeated="1637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wling Gab</text:p>
          </table:table-cell>
          <table:table-cell table:number-columns-repeated="1637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Katakuri</text:p>
          </table:table-cell>
          <table:table-cell table:number-columns-repeated="1637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Oven</text:p>
          </table:table-cell>
          <table:table-cell table:number-columns-repeated="1637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Brulee</text:p>
          </table:table-cell>
          <table:table-cell table:number-columns-repeated="1637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boshi</text:p>
          </table:table-cell>
          <table:table-cell table:number-columns-repeated="1637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nagasa</text:p>
          </table:table-cell>
          <table:table-cell table:number-columns-repeated="1637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ginote</text:p>
          </table:table-cell>
          <table:table-cell table:number-columns-repeated="1637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mi</text:p>
          </table:table-cell>
          <table:table-cell table:number-columns-repeated="1637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Goro Taniguchi</text:p>
          </table:table-cell>
          <table:table-cell office:value-type="string" table:style-name="ce1">
            <text:p>Kuroiwa Tsutomu</text:p>
          </table:table-cell>
          <table:table-cell office:value-type="float" office:value="120" table:style-name="ce1">
            <text:p>120</text:p>
          </table:table-cell>
          <table:table-cell office:value-type="date" office:date-value="2022-08-06T00:00:00" table:style-name="ce4">
            <text:p>06/08/2022</text:p>
          </table:table-cell>
          <table:table-cell office:value-type="date" office:date-value="2022-11-03T00:00:00" table:style-name="ce4">
            <text:p>03/11/2022</text:p>
          </table:table-cell>
          <table:table-cell office:value-type="string" table:style-name="ce1">
            <text:p>Ele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orueka</text:p>
          </table:table-cell>
          <table:table-cell table:number-columns-repeated="16372"/>
        </table:table-row>
        <table:table-row table:number-rows-repeated="10483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phpMyAdmin 5.0.2</meta:initial-creator>
    <dc:creator>David CM</dc:creator>
    <meta:creation-date>2020-12-26T11:59:28Z</meta:creation-date>
    <dc:date>2022-10-22T14:09:43Z</dc:date>
  </office:meta>
</office:document-meta>
</file>